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20:02:20.0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20:02:48.988000000</dc:date>
    <meta:print-date>2006-09-05T16:08:04</meta:print-date>
    <meta:editing-duration>PT18M53S</meta:editing-duration>
    <meta:editing-cycles>14</meta:editing-cycles>
    <meta:generator>LibreOfficeDev/5.4.0.0.alpha0$Windows_x86 LibreOffice_project/a17fa23bcbf3d842430ef8ade40aca5dc57a6b9e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6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301cm" svg:y="0.315cm" chart:style-name="ch2">
          <text:p>Annaul Revenue</text:p>
        </chart:title>
        <chart:legend chart:legend-position="end" svg:x="14.694cm" svg:y="3.568cm" style:legend-expansion="high" chart:style-name="ch3"/>
        <chart:plot-area chart:style-name="ch4" table:cell-range-address="Mo_példa_06_a.D10:Mo_példa_06_a.H14" chart:data-source-has-labels="both" svg:x="1.318cm" svg:y="1.248cm" svg:width="13.017cm" svg:height="6.659cm">
          <chartooo:coordinate-region svg:x="3.501cm" svg:y="1.421cm" svg:width="9.92cm" svg:height="5.892cm"/>
          <chart:axis chart:dimension="x" chart:name="primary-x" chart:style-name="ch5" chartooo:axis-type="auto">
            <chartooo:date-scale/>
            <chart:title svg:x="7.226cm" svg:y="8.087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0.451cm" svg:y="5.441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a17fa23bcbf3d842430ef8ade40aca5dc57a6b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